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834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2.115cm"/>
    </style:style>
    <style:style style:name="co11" style:family="table-column">
      <style:table-column-properties fo:break-before="auto" style:column-width="1.783cm"/>
    </style:style>
    <style:style style:name="co12" style:family="table-column">
      <style:table-column-properties fo:break-before="auto" style:column-width="2.013cm"/>
    </style:style>
    <style:style style:name="co13" style:family="table-column">
      <style:table-column-properties fo:break-before="auto" style:column-width="1.81cm"/>
    </style:style>
    <style:style style:name="co14" style:family="table-column">
      <style:table-column-properties fo:break-before="auto" style:column-width="2.32cm"/>
    </style:style>
    <style:style style:name="co15" style:family="table-column">
      <style:table-column-properties fo:break-before="auto" style:column-width="1.125cm"/>
    </style:style>
    <style:style style:name="co16" style:family="table-column">
      <style:table-column-properties fo:break-before="auto" style:column-width="0.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34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alibri"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8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8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1" style:font-size-complex="9pt" style:font-style-complex="normal" style:font-weight-complex="bold"/>
    </style:style>
    <style:style style:name="ce3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6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8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3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5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1" style:font-size-complex="9pt" style:font-style-complex="normal" style:font-weight-complex="bold"/>
    </style:style>
    <style:style style:name="ce5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alibri" fo:font-size="8pt" fo:font-style="normal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3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5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6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2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8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0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2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1" style:font-size-complex="9pt" style:font-style-complex="normal" style:font-weight-complex="bold"/>
    </style:style>
    <style:style style:name="T4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7" table:number-columns-repeated="1001" table:default-cell-style-name="ce2"/>
        <table:table-row table:style-name="ro2">
          <table:table-cell table:style-name="ce1" office:value-type="string" table:number-columns-spanned="17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6" table:style-name="Default"/>
          <table:table-cell table:number-columns-repeated="1001"/>
        </table:table-row>
        <table:table-row table:style-name="ro3">
          <table:table-cell table:number-columns-repeated="1018"/>
        </table:table-row>
        <table:table-row table:style-name="ro4">
          <table:table-cell/>
          <table:table-cell table:style-name="ce8" office:value-type="string" table:number-columns-spanned="10" table:number-rows-spanned="1">
            <text:p>V.V. TITANIUM PIGMENTS PRIVATE LTD.</text:p>
            <text:p>THOOTHUKKUDI - 2</text:p>
            <text:p/>
          </table:table-cell>
          <table:covered-table-cell table:number-columns-repeated="9" table:style-name="ce20"/>
          <table:table-cell table:style-name="ce46" office:value-type="string" table:number-columns-spanned="6" table:number-rows-spanned="1">
            <text:p>REGN. NO. - TN 1257</text:p>
          </table:table-cell>
          <table:covered-table-cell table:number-columns-repeated="4" table:style-name="ce48"/>
          <table:covered-table-cell table:style-name="ce59"/>
          <table:table-cell table:number-columns-repeated="1001"/>
        </table:table-row>
        <table:table-row table:style-name="ro5">
          <table:table-cell/>
          <table:table-cell table:style-name="ce9" office:value-type="string" table:number-columns-spanned="10" table:number-rows-spanned="1">
            <text:p>PAYSLIP / TME CARD</text:p>
            <text:p>(Prescribed u/r 103 b)</text:p>
          </table:table-cell>
          <table:covered-table-cell table:number-columns-repeated="9" table:style-name="ce21"/>
          <table:table-cell table:style-name="ce47" office:value-type="string" table:number-columns-spanned="6" table:number-rows-spanned="1">
            <text:p>Year / Month: <text:a xlink:href="python://get_month()" xlink:type="simple">python://get_month()</text:a> <text:a xlink:href="python://get_year()" xlink:type="simple">python://get_year()</text:a></text:p>
          </table:table-cell>
          <table:covered-table-cell table:number-columns-repeated="4" table:style-name="ce49"/>
          <table:covered-table-cell table:style-name="ce47"/>
          <table:table-cell table:number-columns-repeated="1001"/>
        </table:table-row>
        <table:table-row table:style-name="ro6">
          <table:table-cell/>
          <table:table-cell table:style-name="ce10" office:value-type="string" table:number-columns-spanned="6" table:number-rows-spanned="1">
            <text:p>Emp. Name: Mr. 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5" table:style-name="ce21"/>
          <table:table-cell table:style-name="ce33" office:value-type="string" table:number-columns-spanned="5" table:number-rows-spanned="1">
            <text:p><text:span text:style-name="T2"><text:s/></text:span><text:span text:style-name="T2">F/H Name: </text:span><text:span text:style-name="T3"><text:a xlink:href="python://get_fh_name(line['emp_id'])" xlink:type="simple">get_fh_name</text:a></text:span><text:span text:style-name="T3"> </text:span><text:span text:style-name="T2"><text:s/></text:span></text:p>
          </table:table-cell>
          <table:covered-table-cell table:number-columns-repeated="3" table:style-name="ce21"/>
          <table:covered-table-cell table:style-name="ce47"/>
          <table:table-cell table:style-name="ce50" office:value-type="string" table:number-columns-spanned="4" table:number-rows-spanned="1">
            <text:p><text:span text:style-name="T2">Emp. Code: </text:span><text:span text:style-name="T3"><text:a xlink:href="python://line['emp_code']" xlink:type="simple">emp_code</text:a></text:span></text:p>
          </table:table-cell>
          <table:covered-table-cell table:number-columns-repeated="3" table:style-name="ce49"/>
          <table:table-cell table:style-name="ce47"/>
          <table:table-cell table:number-columns-repeated="1001"/>
        </table:table-row>
        <table:table-row table:style-name="ro7">
          <table:table-cell table:style-name="ce3"/>
          <table:table-cell table:style-name="ce11" office:value-type="string" table:number-columns-spanned="3" table:number-rows-spanned="1">
            <text:p>Designation</text:p>
          </table:table-cell>
          <table:covered-table-cell table:number-columns-repeated="2" table:style-name="ce11"/>
          <table:table-cell table:style-name="ce11" office:value-type="string">
            <text:p>DOJ</text:p>
          </table:table-cell>
          <table:table-cell table:style-name="ce11" office:value-type="string" table:number-columns-spanned="2" table:number-rows-spanned="1">
            <text:p>PF No.</text:p>
          </table:table-cell>
          <table:covered-table-cell table:style-name="ce11"/>
          <table:table-cell table:style-name="ce11" office:value-type="string" table:number-columns-spanned="2" table:number-rows-spanned="1">
            <text:p>ESI No.</text:p>
          </table:table-cell>
          <table:covered-table-cell table:style-name="ce11"/>
          <table:table-cell table:style-name="ce11" office:value-type="string">
            <text:p>TWD</text:p>
          </table:table-cell>
          <table:table-cell table:style-name="ce11" office:value-type="string">
            <text:p>ESIL</text:p>
          </table:table-cell>
          <table:table-cell table:style-name="ce11" office:value-type="string">
            <text:p>LOP</text:p>
          </table:table-cell>
          <table:table-cell table:style-name="ce11" office:value-type="string">
            <text:p>NDW</text:p>
          </table:table-cell>
          <table:table-cell table:style-name="ce11" office:value-type="string">
            <text:p>SHD</text:p>
          </table:table-cell>
          <table:table-cell table:style-name="ce11" office:value-type="string">
            <text:p>O.T Hrs</text:p>
          </table:table-cell>
          <table:table-cell table:style-name="ce57" table:number-columns-spanned="2" table:number-rows-spanned="1"/>
          <table:covered-table-cell table:style-name="ce60"/>
          <table:table-cell table:number-columns-repeated="1001"/>
        </table:table-row>
        <table:table-row table:style-name="ro1">
          <table:table-cell table:style-name="ce4"/>
          <table:table-cell table:style-name="ce12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22"/>
          <table:table-cell table:style-name="ce12" office:value-type="string">
            <text:p><text:a xlink:href="python://line['emp_doj']" xlink:type="simple">emp_doj</text:a></text:p>
          </table:table-cell>
          <table:table-cell table:style-name="ce12" office:value-type="string" table:number-columns-spanned="2" table:number-rows-spanned="1">
            <text:p><text:a xlink:href="python://get_statutory(line['emp_id'])['pf_no']" xlink:type="simple">pf no</text:a></text:p>
          </table:table-cell>
          <table:covered-table-cell table:style-name="ce22"/>
          <table:table-cell table:style-name="ce34" office:value-type="string" table:number-columns-spanned="2" table:number-rows-spanned="1">
            <text:p><text:a xlink:href="python://get_statutory(line['emp_id'])['esi_no']" xlink:type="simple">esi no</text:a></text:p>
          </table:table-cell>
          <table:covered-table-cell table:style-name="ce22"/>
          <table:table-cell table:style-name="ce38" office:value-type="float" office:value="30">
            <text:p>30.00</text:p>
          </table:table-cell>
          <table:table-cell table:style-name="ce38" office:value-type="float" office:value="0">
            <text:p>0.00</text:p>
          </table:table-cell>
          <table:table-cell table:style-name="ce30" office:value-type="string">
            <text:p><text:a xlink:href="python://line['lop']" xlink:type="simple">lop</text:a></text:p>
          </table:table-cell>
          <table:table-cell table:style-name="ce38" office:value-type="float" office:value="0">
            <text:p>0.00</text:p>
          </table:table-cell>
          <table:table-cell table:number-columns-repeated="2" table:style-name="ce53" office:value-type="float" office:value="0">
            <text:p>0.00</text:p>
          </table:table-cell>
          <table:table-cell table:style-name="ce58" table:number-columns-spanned="2" table:number-rows-spanned="1"/>
          <table:covered-table-cell table:style-name="ce53"/>
          <table:table-cell table:style-name="ce69" table:number-columns-repeated="1001"/>
        </table:table-row>
        <table:table-row table:style-name="ro8">
          <table:table-cell table:style-name="ce3"/>
          <table:table-cell table:style-name="ce11" office:value-type="string">
            <text:p>Basic</text:p>
          </table:table-cell>
          <table:table-cell table:style-name="ce11" office:value-type="string">
            <text:p>DA</text:p>
          </table:table-cell>
          <table:table-cell table:style-name="ce11" office:value-type="string">
            <text:p>ARR-PF</text:p>
          </table:table-cell>
          <table:table-cell table:style-name="ce11" office:value-type="string">
            <text:p>PF-GROSS</text:p>
          </table:table-cell>
          <table:table-cell table:style-name="ce11" office:value-type="string">
            <text:p>ARR-NPF</text:p>
          </table:table-cell>
          <table:table-cell table:style-name="ce11" office:value-type="string">
            <text:p>HRA</text:p>
          </table:table-cell>
          <table:table-cell table:style-name="ce11" office:value-type="string">
            <text:p>SPL.ALW</text:p>
          </table:table-cell>
          <table:table-cell table:style-name="ce11" office:value-type="string">
            <text:p>CONV.</text:p>
          </table:table-cell>
          <table:table-cell table:style-name="ce11" office:value-type="string">
            <text:p>COM.ALW</text:p>
          </table:table-cell>
          <table:table-cell table:style-name="ce11" office:value-type="string">
            <text:p>OTH.ALW</text:p>
          </table:table-cell>
          <table:table-cell table:style-name="ce11" office:value-type="string">
            <text:p>MIS.ERNG</text:p>
          </table:table-cell>
          <table:table-cell table:style-name="ce11" office:value-type="string">
            <text:p>PDN.BON</text:p>
          </table:table-cell>
          <table:table-cell table:style-name="ce11" office:value-type="string">
            <text:p>SHD</text:p>
          </table:table-cell>
          <table:table-cell table:style-name="ce54" office:value-type="string" table:number-columns-spanned="2" table:number-rows-spanned="1">
            <text:p>O.T</text:p>
          </table:table-cell>
          <table:covered-table-cell table:style-name="ce54"/>
          <table:table-cell table:style-name="ce61"/>
          <table:table-cell table:number-columns-repeated="1001"/>
        </table:table-row>
        <table:table-row table:style-name="ro9">
          <table:table-cell table:style-name="ce5"/>
          <table:table-cell table:style-name="ce13" office:value-type="string">
            <text:p><text:a xlink:href="python://line['basic']" xlink:type="simple">basic</text:a></text:p>
          </table:table-cell>
          <table:table-cell table:style-name="ce23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0" office:value-type="string">
            <text:p><text:a xlink:href="python://line['gross']" xlink:type="simple">gross</text:a></text:p>
          </table:table-cell>
          <table:table-cell table:style-name="ce23" office:value-type="float" office:value="0">
            <text:p>0.00</text:p>
          </table:table-cell>
          <table:table-cell table:style-name="ce30" office:value-type="string">
            <text:p><text:a xlink:href="python://line['hra']" xlink:type="simple">hra</text:a></text:p>
          </table:table-cell>
          <table:table-cell table:style-name="ce30" office:value-type="string">
            <text:p><text:a xlink:href="python://line['spa']" xlink:type="simple">spa</text:a></text:p>
          </table:table-cell>
          <table:table-cell table:style-name="ce30" office:value-type="string">
            <text:p><text:a xlink:href="python://line['conv']" xlink:type="simple">conv</text:a></text:p>
          </table:table-cell>
          <table:table-cell table:style-name="ce39" office:value-type="float" office:value="0">
            <text:p>0.00</text:p>
          </table:table-cell>
          <table:table-cell table:style-name="ce30" office:value-type="string">
            <text:p><text:a xlink:href="python://line['oa']" xlink:type="simple">oa</text:a></text:p>
          </table:table-cell>
          <table:table-cell table:style-name="ce3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55" office:value-type="float" office:value="0" table:number-columns-spanned="2" table:number-rows-spanned="1">
            <text:p>0.00</text:p>
          </table:table-cell>
          <table:covered-table-cell table:style-name="ce53"/>
          <table:table-cell table:style-name="ce62"/>
          <table:table-cell table:style-name="ce70" table:number-columns-repeated="1001"/>
        </table:table-row>
        <table:table-row table:style-name="ro10">
          <table:table-cell table:style-name="ce6"/>
          <table:table-cell table:style-name="ce11" office:value-type="string">
            <text:p>EPF</text:p>
          </table:table-cell>
          <table:table-cell table:style-name="ce11" office:value-type="string">
            <text:p>EPS</text:p>
          </table:table-cell>
          <table:table-cell table:style-name="ce11" office:value-type="string">
            <text:p>VPF</text:p>
          </table:table-cell>
          <table:table-cell table:style-name="ce11" office:value-type="string">
            <text:p>ESI</text:p>
          </table:table-cell>
          <table:table-cell table:style-name="ce11" office:value-type="string">
            <text:p>LOAN-INS</text:p>
          </table:table-cell>
          <table:table-cell table:style-name="ce11" office:value-type="string">
            <text:p>UNION</text:p>
          </table:table-cell>
          <table:table-cell table:style-name="ce11" office:value-type="string">
            <text:p>I.T/P.T</text:p>
          </table:table-cell>
          <table:table-cell table:style-name="ce11" office:value-type="string">
            <text:p>LIC</text:p>
          </table:table-cell>
          <table:table-cell table:style-name="ce11" office:value-type="string">
            <text:p>ADV</text:p>
          </table:table-cell>
          <table:table-cell table:style-name="ce11" office:value-type="string">
            <text:p>HR</text:p>
          </table:table-cell>
          <table:table-cell table:style-name="ce11" office:value-type="string">
            <text:p>PO R.D</text:p>
          </table:table-cell>
          <table:table-cell table:style-name="ce11" office:value-type="string">
            <text:p>M.DED-1</text:p>
          </table:table-cell>
          <table:table-cell table:style-name="ce11" office:value-type="string">
            <text:p>M.DED-2</text:p>
          </table:table-cell>
          <table:table-cell table:style-name="ce11" office:value-type="string" table:number-columns-spanned="2" table:number-rows-spanned="1">
            <text:p>M.DED-3</text:p>
          </table:table-cell>
          <table:covered-table-cell table:style-name="ce11"/>
          <table:table-cell table:style-name="ce63" office:value-type="string">
            <text:p>ST MP</text:p>
          </table:table-cell>
          <table:table-cell table:style-name="ce71" table:number-columns-repeated="1001"/>
        </table:table-row>
        <table:table-row table:style-name="ro11">
          <table:table-cell table:style-name="ce7"/>
          <table:table-cell table:style-name="ce14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9" office:value-type="string">
            <text:p><text:a xlink:href="python://line['vpf']" xlink:type="simple">vpf</text:a></text:p>
          </table:table-cell>
          <table:table-cell table:style-name="ce31" office:value-type="string">
            <text:p><text:a xlink:href="python://line['esi_con']" xlink:type="simple">esi_con</text:a></text:p>
          </table:table-cell>
          <table:table-cell table:style-name="ce31" office:value-type="string">
            <text:p><text:a xlink:href="python://line['loan']" xlink:type="simple">loan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pt']" xlink:type="simple">pt</text:a></text:p>
          </table:table-cell>
          <table:table-cell table:number-columns-repeated="4" table:style-name="ce36" office:value-type="float" office:value="0">
            <text:p>0.00</text:p>
          </table:table-cell>
          <table:table-cell table:style-name="ce51" office:value-type="string">
            <text:p><text:span text:style-name="T4"><text:a xlink:href="python://line['total_fd']" xlink:type="simple">total_fd</text:a></text:span></text:p>
          </table:table-cell>
          <table:table-cell table:style-name="ce53" office:value-type="float" office:value="0">
            <text:p>0.00</text:p>
          </table:table-cell>
          <table:table-cell table:style-name="ce55" office:value-type="float" office:value="0" table:number-columns-spanned="2" table:number-rows-spanned="1">
            <text:p>0.00</text:p>
          </table:table-cell>
          <table:covered-table-cell table:style-name="ce53"/>
          <table:table-cell table:style-name="ce62"/>
          <table:table-cell table:style-name="ce72" table:number-columns-repeated="1001"/>
        </table:table-row>
        <table:table-row table:style-name="ro12">
          <table:table-cell table:style-name="ce3"/>
          <table:table-cell table:style-name="ce15" table:number-columns-repeated="7"/>
          <table:table-cell table:style-name="ce37"/>
          <table:table-cell table:style-name="ce40" office:value-type="string">
            <text:p>TOT-ERN</text:p>
          </table:table-cell>
          <table:table-cell table:style-name="ce22"/>
          <table:table-cell table:style-name="ce40" office:value-type="string">
            <text:p>TOT DDN</text:p>
          </table:table-cell>
          <table:table-cell table:style-name="ce22"/>
          <table:table-cell table:style-name="ce40" office:value-type="string">
            <text:p>NET PAY</text:p>
          </table:table-cell>
          <table:table-cell table:style-name="ce40" table:number-columns-spanned="2" table:number-rows-spanned="1"/>
          <table:covered-table-cell table:style-name="ce40"/>
          <table:table-cell table:style-name="ce64"/>
          <table:table-cell table:number-columns-repeated="1001"/>
        </table:table-row>
        <table:table-row table:style-name="ro13">
          <table:table-cell/>
          <table:table-cell table:style-name="ce16"/>
          <table:table-cell table:style-name="ce25" table:number-columns-repeated="5"/>
          <table:table-cell table:style-name="ce35"/>
          <table:table-cell table:style-name="ce25"/>
          <table:table-cell table:style-name="ce41" office:value-type="string">
            <text:p><text:a xlink:href="python://line['tatal_erning']" xlink:type="simple">tatal_erning</text:a></text:p>
          </table:table-cell>
          <table:table-cell table:style-name="ce43"/>
          <table:table-cell table:style-name="ce41" office:value-type="string">
            <text:p><text:a xlink:href="python://line['total_ded']" xlink:type="simple">total_ded</text:a></text:p>
          </table:table-cell>
          <table:table-cell table:style-name="ce43"/>
          <table:table-cell table:style-name="ce41" office:value-type="string">
            <text:p><text:a xlink:href="python://line['net']" xlink:type="simple">net</text:a></text:p>
          </table:table-cell>
          <table:table-cell table:style-name="ce56" table:number-columns-spanned="2" table:number-rows-spanned="1"/>
          <table:covered-table-cell table:style-name="ce41"/>
          <table:table-cell table:style-name="ce65"/>
          <table:table-cell table:number-columns-repeated="1001"/>
        </table:table-row>
        <table:table-row table:style-name="ro14">
          <table:table-cell/>
          <table:table-cell table:style-name="ce17"/>
          <table:table-cell table:style-name="ce19" table:number-columns-repeated="7"/>
          <table:table-cell table:style-name="ce42"/>
          <table:table-cell table:style-name="ce44"/>
          <table:table-cell table:style-name="Default"/>
          <table:table-cell table:style-name="ce52"/>
          <table:table-cell table:style-name="ce42" table:number-columns-repeated="3"/>
          <table:table-cell table:style-name="ce66"/>
          <table:table-cell table:number-columns-repeated="1001"/>
        </table:table-row>
        <table:table-row table:style-name="ro12">
          <table:table-cell/>
          <table:table-cell table:style-name="ce17"/>
          <table:table-cell table:style-name="ce19" table:number-columns-repeated="14"/>
          <table:table-cell table:style-name="ce67"/>
          <table:table-cell table:number-columns-repeated="1001"/>
        </table:table-row>
        <table:table-row table:style-name="ro15">
          <table:table-cell/>
          <table:table-cell table:style-name="ce18"/>
          <table:table-cell table:style-name="ce26" office:value-type="string" table:number-columns-spanned="3" table:number-rows-spanned="1">
            <text:p>Signature of the Manager</text:p>
          </table:table-cell>
          <table:covered-table-cell table:number-columns-repeated="2" table:style-name="ce26"/>
          <table:table-cell table:style-name="ce32" table:number-columns-repeated="5"/>
          <table:table-cell table:style-name="ce45" office:value-type="string" table:number-columns-spanned="4" table:number-rows-spanned="1">
            <text:p>Signature of the Employee</text:p>
          </table:table-cell>
          <table:covered-table-cell table:number-columns-repeated="2" table:style-name="ce26"/>
          <table:covered-table-cell table:style-name="ce32"/>
          <table:table-cell table:style-name="ce32" table:number-columns-repeated="2"/>
          <table:table-cell table:style-name="ce68"/>
          <table:table-cell table:number-columns-repeated="1001"/>
        </table:table-row>
        <table:table-row table:style-name="ro3">
          <table:table-cell/>
          <table:table-cell table:style-name="ce19"/>
          <table:table-cell table:style-name="ce27" table:number-columns-repeated="3"/>
          <table:table-cell table:style-name="ce19" table:number-columns-repeated="5"/>
          <table:table-cell table:style-name="ce27" table:number-columns-repeated="3"/>
          <table:table-cell table:style-name="ce19" table:number-columns-repeated="4"/>
          <table:table-cell table:number-columns-repeated="1001"/>
        </table:table-row>
        <table:table-row table:style-name="ro12">
          <table:table-cell table:style-name="ce1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/>
          <table:table-cell table:number-columns-repeated="1001"/>
        </table:table-row>
        <table:table-row table:style-name="ro12" table:number-rows-repeated="20">
          <table:table-cell table:number-columns-repeated="1018"/>
        </table:table-row>
        <table:table-row table:style-name="ro2" table:number-rows-repeated="1048537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3-22T16:09:19</dc:date>
    <meta:generator>LibreOffice/3.5$Linux_x86 LibreOffice_project/350m1$Build-2</meta:generator>
    <meta:editing-duration>PT2H11M25S</meta:editing-duration>
    <meta:editing-cycles>78</meta:editing-cycles>
    <meta:document-statistic meta:table-count="3" meta:cell-count="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